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380a1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06808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8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font-size="10pt" style:font-size-asian="10pt" style:font-size-complex="10pt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7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8" style:family="text">
      <style:text-properties style:text-line-through-style="none" style:text-line-through-type="none" style:font-name="Liberation Sans" style:text-underline-style="none" officeooo:rsid="0673d7fc"/>
    </style:style>
    <style:style style:name="T259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0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1" style:family="text">
      <style:text-properties style:text-line-through-style="none" style:text-line-through-type="none" style:font-name="Liberation Sans" style:text-underline-style="none" officeooo:rsid="0b0f3a36"/>
    </style:style>
    <style:style style:name="T262" style:family="text">
      <style:text-properties fo:language="en" fo:country="GB"/>
    </style:style>
    <style:style style:name="T263" style:family="text">
      <style:text-properties fo:language="en" fo:country="GB" officeooo:rsid="0e83c34e"/>
    </style:style>
    <style:style style:name="T264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language="en" fo:country="GB" officeooo:rsid="0f28d107"/>
    </style:style>
    <style:style style:name="T266" style:family="text">
      <style:text-properties fo:language="en" fo:country="GB" style:font-size-complex="12pt"/>
    </style:style>
    <style:style style:name="T267" style:family="text">
      <style:text-properties fo:language="en" fo:country="GB" officeooo:rsid="0f28d107" style:font-size-complex="12pt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1">Checklist for installing</text:span></text:span><text:span text:style-name="T199">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62"><text:s/></text:span></text:span><text:span text:style-name="Strong_20_Emphasis"><text:span text:style-name="T163">LTS</text:span></text:span><text:span text:style-name="T201"><text:note text:id="ftn1" text:note-class="footnote"><text:note-citation>1</text:note-citation><text:note-body><text:p text:style-name="P29"><text:span text:style-name="T188">L</text:span><text:span text:style-name="T189">TS stands for Long-Term Support, and this </text:span><text:span text:style-name="T196">June</text:span><text:span text:style-name="T190"> </text:span><text:span text:style-name="Strong_20_Emphasis"><text:span text:style-name="T113"><text:user-field-get text:name="Releaseyear">2023</text:user-field-get></text:span></text:span><text:span text:style-name="T192"><text:s/></text:span><text:span text:style-name="T197"><text:user-field-get text:name="Distro">Debian</text:user-field-get></text:span><text:span text:style-name="T198"><text:s/></text:span><text:span text:style-name="T198"><text:user-field-get text:name="Version">12</text:user-field-get></text:span><text:span text:style-name="Strong_20_Emphasis"><text:span text:style-name="T164"><text:s/></text:span></text:span><text:span text:style-name="T190">LTS </text:span><text:span text:style-name="T191">(</text:span><text:span text:style-name="T189">codenamed</text:span><text:span text:style-name="T191"> </text:span><text:span text:style-name="T195">bookworm</text:span><text:span text:style-name="T191">) </text:span><text:span text:style-name="T189">will be </text:span><text:span text:style-name="T194">supported</text:span><text:span text:style-name="T189"> for five years until </text:span><text:span text:style-name="T196">June</text:span><text:span text:style-name="T190"> </text:span><text:span text:style-name="T188">202</text:span><text:span text:style-name="T196">8</text:span><text:span text:style-name="T193">.</text:span></text:p></text:note-body></text:note></text:span><text:span text:style-name="T202"> </text:span><text:span text:style-name="T202"><text:user-field-get text:name="Edition">desktop</text:user-field-get></text:span><text:span text:style-name="T203">.</text:span></text:p>
      <text:p text:style-name="P49"/>
      <text:p text:style-name="P47"><text:span text:style-name="T18">Fill in the </text:span><text:span text:style-name="Strong_20_Emphasis"><text:span text:style-name="T249"><text:s/></text:span></text:span><text:span text:style-name="Strong_20_Emphasis"><text:span text:style-name="T250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4">user</text:span></text:span><text:span text:style-name="T213"><text:tab/><text:tab/></text:span><text:span text:style-name="T212"> <text:tab/><text:tab/><text:tab/></text:span><text:span text:style-name="T214"><draw:control text:anchor-type="as-char" svg:y="-0.429cm" draw:z-index="11" draw:name="Gebruiker 2" draw:style-name="gr2" draw:text-style-name="P91" svg:width="6.002cm" svg:height="0.6cm" draw:control="control12"><svg:title>Gebruiker</svg:title><svg:desc>Volledige naam, bijv. Jan Stek</svg:desc></draw:control></text:span><text:span text:style-name="T214"><text:tab/></text:span><text:span text:style-name="T215">[</text:span><text:span text:style-name="T216">full </text:span><text:span text:style-name="T206">na</text:span><text:span text:style-name="T207">me,</text:span><text:span text:style-name="T206"> </text:span><text:span text:style-name="T207">e.g.</text:span><text:span text:style-name="T206"> </text:span><text:span text:style-name="T208">J</text:span><text:span text:style-name="T217">a</text:span><text:span text:style-name="T208">n </text:span><text:span text:style-name="T217">Jansen</text:span><text:span text:style-name="T218">]</text:span></text:p>
      <text:p text:style-name="P54"><text:span text:style-name="Definition"><text:span text:style-name="T205">USER</text:span></text:span><text:span text:style-name="Definition"><text:span text:style-name="T262">na</text:span></text:span><text:span text:style-name="Definition"><text:span text:style-name="T265">me</text:span></text:span><text:span text:style-name="T204"><text:tab/><text:tab/><text:tab/></text:span><text:span text:style-name="T204"><draw:control text:anchor-type="as-char" svg:y="-0.429cm" draw:z-index="12" draw:name="Gberuikersnaam 2" draw:style-name="gr2" draw:text-style-name="P91" svg:width="6.002cm" svg:height="0.6cm" draw:control="control13"><svg:title>Gebruikersnaam</svg:title><svg:desc>Korte naam, bijv. jan</svg:desc></draw:control></text:span><text:span text:style-name="T20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65">j</text:span><text:span text:style-name="T166">a</text:span><text:span text:style-name="T165">n</text:span><text:span text:style-name="T167">]</text:span></text:p>
      <text:p text:style-name="P50"><text:span text:style-name="Definition"><text:span text:style-name="T262">COMPUTERNA</text:span></text:span><text:span text:style-name="Definition"><text:span text:style-name="T265">me</text:span></text:span><text:span text:style-name="T219"><text:tab/></text:span><text:span text:style-name="T262"><draw:control text:anchor-type="as-char" svg:y="-0.429cm" draw:z-index="13" draw:name="Computernaam 1" draw:style-name="gr2" draw:text-style-name="P91" svg:width="6.002cm" svg:height="0.6cm" draw:control="control14"><svg:title>Computernaam</svg:title><svg:desc>Unieke naam van de computer</svg:desc></draw:control></text:span><text:span text:style-name="T262"><text:tab/></text:span><text:span text:style-name="T223">[</text:span><text:span text:style-name="T220">na</text:span><text:span text:style-name="T224">me of the</text:span><text:span text:style-name="T220"> compute</text:span><text:span text:style-name="T221">r, </text:span><text:span text:style-name="T224">e.g.</text:span><text:span text:style-name="T225"> </text:span><text:span text:style-name="T226">pc02</text:span><text:span text:style-name="T223">]</text:span></text:p>
      <text:p text:style-name="P50"><text:span text:style-name="Definition"><text:span text:style-name="T262">START</text:span></text:span><text:span text:style-name="Definition"><text:span text:style-name="T265">up</text:span></text:span><text:span text:style-name="Definition"><text:span text:style-name="T262">MEnU</text:span></text:span><text:span text:style-name="T214"><text:tab/><text:tab/></text:span><text:span text:style-name="T214"><draw:control text:anchor-type="as-char" svg:y="-0.429cm" draw:z-index="14" draw:name="Opstartmenu 1" draw:style-name="gr2" draw:text-style-name="P91" svg:width="6.002cm" svg:height="0.6cm" draw:control="control15"><svg:title>Opstartmenu</svg:title><svg:desc>Toets voor het opstartmenu ("bootmenu")</svg:desc></draw:control></text:span><text:span text:style-name="T214"><text:tab/></text:span><text:span text:style-name="T223">[</text:span><text:span text:style-name="T220">key for the bootable medium</text:span><text:span text:style-name="T227">]</text:span></text:p>
      <text:p text:style-name="P50"><text:span text:style-name="Definition"><text:span text:style-name="T222">SETTINGS</text:span></text:span><text:span text:style-name="T222"> <text:tab/><text:tab/><text:tab/></text:span><text:span text:style-name="T222"><draw:control text:anchor-type="as-char" svg:y="-0.429cm" draw:z-index="15" draw:name="Instellingen 1" draw:style-name="gr2" draw:text-style-name="P91" svg:width="6.002cm" svg:height="0.6cm" draw:control="control16"><svg:title>Instellingen</svg:title><svg:desc>Toets voor het BIOS/UEFI-scherm ("setup")</svg:desc></draw:control></text:span><text:span text:style-name="T222"><text:tab/></text:span><text:span text:style-name="T223">[</text:span><text:span text:style-name="T220">key for the UEFI BIOS screen</text:span><text:span text:style-name="T223">]</text:span></text:p>
      <text:p text:style-name="P50"><text:span text:style-name="Definition"><text:span text:style-name="T229">USER2</text:span></text:span><text:span text:style-name="T228"><text:tab/></text:span><text:span text:style-name="T212"> <text:tab/><text:tab/><text:tab/></text:span><text:span text:style-name="T214"><draw:control text:anchor-type="as-char" svg:y="-0.429cm" draw:z-index="16" draw:name="Gebruiker 3" draw:style-name="gr2" draw:text-style-name="P91" svg:width="6.002cm" svg:height="0.6cm" draw:control="control17"><svg:title>Gebruiker</svg:title><svg:desc>Volledige naam, bijv. Jan Stek</svg:desc></draw:control></text:span><text:span text:style-name="T214"><text:tab/></text:span><text:span text:style-name="T215">[</text:span><text:span text:style-name="T206">na</text:span><text:span text:style-name="T209">me</text:span><text:span text:style-name="T206"> possibly</text:span><text:span text:style-name="T210"> 2</text:span><text:span text:style-name="T240">nd</text:span><text:span text:style-name="T210"> USER</text:span><text:span text:style-name="T211">]</text:span></text:p>
      <text:p text:style-name="P54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29">2</text:span></text:span><text:span text:style-name="Definition"><text:span text:style-name="T236"><text:tab/><text:tab/></text:span></text:span><text:span text:style-name="T204"><draw:control text:anchor-type="as-char" svg:y="-0.429cm" draw:z-index="17" draw:name="Gberuikersnaam 3" draw:style-name="gr2" draw:text-style-name="P91" svg:width="6.002cm" svg:height="0.6cm" draw:control="control18"><svg:title>Gebruikersnaam</svg:title><svg:desc>Korte naam, bijv. jan</svg:desc></draw:control></text:span><text:span text:style-name="T204"><text:tab/></text:span><text:span text:style-name="T233">[</text:span><text:span text:style-name="T234">user</text:span><text:span text:style-name="T232"> na</text:span><text:span text:style-name="T235">me</text:span><text:span text:style-name="T237"> possibly</text:span><text:span text:style-name="T238"> 2</text:span><text:span text:style-name="T241">nd</text:span><text:span text:style-name="T238"> USER</text:span><text:span text:style-name="T239">]</text:span></text:p>
      <text:p text:style-name="P50"><text:span text:style-name="T168">Replace the </text:span><text:span text:style-name="T180">underlined</text:span><text:span text:style-name="T168"> words in this checklist with those in the </text:span><text:span text:style-name="Strong_20_Emphasis"><text:span text:style-name="T38">te</text:span></text:span><text:span text:style-name="Strong_20_Emphasis"><text:span text:style-name="T57">x</text:span></text:span><text:span text:style-name="Strong_20_Emphasis"><text:span text:style-name="T38">t </text:span></text:span><text:span text:style-name="Strong_20_Emphasis"><text:span text:style-name="T57">box</text:span></text:span><text:span text:style-name="T168">.</text:span></text:p>
      <text:p text:style-name="P7"/>
      <text:p text:style-name="P7"/>
      <text:p text:style-name="P51"><text:span text:style-name="T176">Not yet on Linux?</text:span><text:span text:style-name="T169"><text:tab/></text:span><text:span text:style-name="T174"><text:tab/></text:span><text:span text:style-name="T175">Use</text:span><text:span text:style-name="T170"> </text:span><text:span text:style-name="Strong_20_Emphasis"><text:span text:style-name="T178">Checklist m</text:span></text:span><text:span text:style-name="Strong_20_Emphasis"><text:span text:style-name="T179">oving</text:span></text:span><text:span text:style-name="T170"> o</text:span><text:span text:style-name="T173">n</text:span><text:span text:style-name="T17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1"> </text:span><text:span text:style-name="T173">u</text:span><text:span text:style-name="T171">nder </text:span><text:span text:style-name="T177">Linux</text:span><text:span text:style-name="T172">.</text:span></text:p>
      <text:p text:style-name="P46"><text:span text:style-name="T256">New installation?</text:span><text:span text:style-name="T258"><text:tab/></text:span><text:span text:style-name="T259"></text:span><text:span text:style-name="T260"><text:tab/>Start at chapter </text:span><text:span text:style-name="T257"><text:bookmark-ref text:reference-format="page" text:ref-name="__RefNumPara__4009_12717081281">2</text:bookmark-ref></text:span><text:span text:style-name="T257"><text:s/></text:span><text:span text:style-name="T257"><text:bookmark-ref text:reference-format="text" text:ref-name="__RefNumPara__4009_12717081281">Perform installation</text:bookmark-ref></text:span><text:span text:style-name="T261">.</text:span></text:p>
      <text:p text:style-name="P48"/>
      <text:p text:style-name="P50"><text:span text:style-name="Strong_20_Emphasis"><text:span text:style-name="T33"/></text:span></text:p>
      <text:list xml:id="list1390980801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0" draw:name="Vorm 5" draw:style-name="gr1" draw:text-style-name="P90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22">Login any additional </text:span></text:span><text:span text:style-name="Definition"><text:span text:style-name="T244">USER</text:span></text:span><text:span text:style-name="User_20_Entry"><text:span text:style-name="T123">s</text:span></text:span><text:span text:style-name="User_20_Entry"><text:span text:style-name="T132"> </text:span></text:span><text:span text:style-name="User_20_Entry"><text:span text:style-name="T122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1" draw:name="Vorm 6" draw:style-name="gr1" draw:text-style-name="P90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0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4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59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60"> </text:span></text:span><text:span text:style-name="Strong_20_Emphasis"><text:span text:style-name="T68">if</text:span></text:span><text:span text:style-name="Strong_20_Emphasis"><text:span text:style-name="T67"> needed) a</text:span></text:span><text:span text:style-name="Strong_20_Emphasis"><text:span text:style-name="T60">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1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34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34">bash </text:span></text:span><text:span text:style-name="User_20_Entry"><text:span text:style-name="T135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9"><draw:control text:anchor-type="as-char" draw:z-index="22" draw:name="Vorm 7" draw:style-name="gr1" draw:text-style-name="P90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4"><text:span text:style-name="Strong_20_Emphasis"><text:span text:style-name="T67">T</text:span></text:span><text:span text:style-name="Strong_20_Emphasis"><text:span text:style-name="T44">ype </text:span></text:span><text:span text:style-name="Strong_20_Emphasis"><text:span text:style-name="T83">menu</text:span></text:span><text:span text:style-name="Strong_20_Emphasis"><text:span text:style-name="T4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44">and click the </text:span></text:span><text:span text:style-name="Strong_20_Emphasis"><text:span text:style-name="T137">Install</text:span></text:span><text:span text:style-name="Strong_20_Emphasis"><text:span text:style-name="T138">ation</text:span></text:span><text:span text:style-name="Strong_20_Emphasis"><text:span text:style-name="T13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4">1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1"> 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115211008005510" text:continue-numbering="true" text:style-name="L1">
        <text:list-item>
          <text:p text:style-name="P86"><text:bookmark-start text:name="__RefNumPara__4009_12717081281"/><text:span text:style-name="Strong_20_Emphasis"><text:span text:style-name="T181">Perform installation</text:span></text:span><text:bookmark-end text:name="__RefNumPara__4009_12717081281"/></text:p>
        </text:list-item>
      </text:list>
      <text:p text:style-name="P70"><text:span text:style-name="Strong_20_Emphasis"><text:span text:style-name="T18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82">Boot the computer from an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T183">Live</text:span><text:span text:style-name="T101"><text:note text:id="ftn5" text:note-class="footnote"><text:note-citation>1</text:note-citation><text:note-body><text:p text:style-name="P6"><text:span text:style-name="T242">From a Live USB stick (or DVD) you can boot and work with</text:span> <text:span text:style-name="T186"><text:user-field-get text:name="Distro">Debian</text:user-field-get></text:span><text:span text:style-name="T187"><text:s/>without installing it</text:span>.</text:p></text:note-body></text:note></text:span><text:span text:style-name="T100"> USB stick</text:span><text:span text:style-name="T102"><text:note text:id="ftn6" text:note-class="footnote"><text:note-citation>2</text:note-citation><text:note-body><text:p text:style-name="P41"><text:span text:style-name="Strong_20_Emphasis"><text:span text:style-name="T117">Download a CD image file (.iso) from</text:span></text:span><text:span text:style-name="Strong_20_Emphasis"><text:span text:style-name="T115"> </text:span></text:span><text:a xlink:type="simple" xlink:href="https://www.debian.org/CD/live/" text:style-name="Internet_20_link" text:visited-style-name="Visited_20_Internet_20_Link"><text:span text:style-name="Strong_20_Emphasis"><text:span text:style-name="T245">debian.org/cd/live</text:span></text:span></text:a><text:span text:style-name="Strong_20_Emphasis"><text:span text:style-name="T115">, </text:span></text:span><text:span text:style-name="Strong_20_Emphasis"><text:span text:style-name="T121">under </text:span></text:span><text:span text:style-name="Strong_20_Emphasis"><text:span text:style-name="T130">DVD/USB</text:span></text:span><text:span text:style-name="Strong_20_Emphasis"><text:span text:style-name="T115"> click </text:span></text:span><text:span text:style-name="Strong_20_Emphasis"><text:span text:style-name="T121">on </text:span></text:span><text:span text:style-name="Strong_20_Emphasis"><text:span text:style-name="T130">amd64</text:span></text:span><text:span text:style-name="Strong_20_Emphasis"><text:span text:style-name="T121">.</text:span></text:span><text:span text:style-name="Strong_20_Emphasis"><text:span text:style-name="T115"><text:line-break/></text:span></text:span><text:span text:style-name="Strong_20_Emphasis"><text:span text:style-name="T118">Click on</text:span></text:span><text:span text:style-name="Strong_20_Emphasis"><text:span text:style-name="T116"> </text:span></text:span><text:span text:style-name="T124">debian-live-1</text:span><text:span text:style-name="T130">2</text:span><text:span text:style-name="T124">.</text:span><text:span text:style-name="T131">x</text:span><text:span text:style-name="T124">.</text:span><text:span text:style-name="T131">y</text:span><text:span text:style-name="T125">-</text:span><text:span text:style-name="T124">amd64-</text:span><text:span text:style-name="T125">gnome</text:span><text:span text:style-name="T126">.iso</text:span><text:span text:style-name="Strong_20_Emphasis"><text:span text:style-name="T114">.<text:line-break/></text:span></text:span><text:span text:style-name="Strong_20_Emphasis"><text:span text:style-name="T117">Insert a USB stick of at least 4 GB.<text:line-break/>Locate </text:span></text:span><text:span text:style-name="Strong_20_Emphasis"><text:span text:style-name="T127">disk</text:span></text:span><text:span text:style-name="Strong_20_Emphasis"><text:span text:style-name="T117"> and click the </text:span></text:span><text:span text:style-name="Strong_20_Emphasis"><text:span text:style-name="T128">Disks</text:span></text:span><text:span text:style-name="Strong_20_Emphasis"><text:span text:style-name="T117"> icon. Select the USB stick in the list of disks on the left and click </text:span></text:span><text:span text:style-name="Strong_20_Emphasis"><text:span text:style-name="T128">Disk </text:span></text:span><text:span text:style-name="Strong_20_Emphasis"><text:span text:style-name="T127">settings</text:span></text:span><text:span text:style-name="Strong_20_Emphasis"><text:span text:style-name="T117"> ⋮ (icon with the three dots) in the top right corner.</text:span></text:span></text:p><text:p text:style-name="P41"><text:span text:style-name="Strong_20_Emphasis"><text:span text:style-name="T117"><text:tab/>Choose </text:span></text:span><text:span text:style-name="Strong_20_Emphasis"><text:span text:style-name="T128">Restore Disk Image</text:span></text:span><text:span text:style-name="Strong_20_Emphasis"><text:span text:style-name="T117"> and select the CD image file (.iso) you just downloaded.</text:span></text:span></text:p><text:p text:style-name="P41"><text:span text:style-name="Strong_20_Emphasis"><text:span text:style-name="T119"><text:tab/>Click </text:span></text:span><text:span text:style-name="Strong_20_Emphasis"><text:span text:style-name="T129">Start Restore</text:span></text:span><text:span text:style-name="Strong_20_Emphasis"><text:span text:style-name="T119">, and then click </text:span></text:span><text:span text:style-name="Strong_20_Emphasis"><text:span text:style-name="T129">Restore</text:span></text:span><text:span text:style-name="Strong_20_Emphasis"><text:span text:style-name="T119">.</text:span></text:span></text:p><text:p text:style-name="P41"><text:span text:style-name="Strong_20_Emphasis"><text:span text:style-name="T119"><text:tab/>Or use the </text:span></text:span><text:span text:style-name="Strong_20_Emphasis"><text:span text:style-name="T129">Etcher</text:span></text:span><text:span text:style-name="Strong_20_Emphasis"><text:span text:style-name="T119"> program </text:span></text:span><text:span text:style-name="Strong_20_Emphasis"><text:span text:style-name="T120">(</text:span></text:span><text:a xlink:type="simple" xlink:href="https://www.balena.io/etcher/" text:style-name="Internet_20_link" text:visited-style-name="Visited_20_Internet_20_Link"><text:span text:style-name="Strong_20_Emphasis"><text:span text:style-name="T246">etcher.io</text:span></text:span></text:a><text:span text:style-name="Strong_20_Emphasis"><text:span text:style-name="T120">) </text:span></text:span><text:span text:style-name="Strong_20_Emphasis"><text:span text:style-name="T119">available for Windows, macOS, and Linux.</text:span></text:span></text:p></text:note-body></text:note></text:span><text:span text:style-name="T100"> </text:span><text:span text:style-name="T103">o</text:span><text:span text:style-name="T105">r</text:span><text:span text:style-name="T103"> </text:span><text:span text:style-name="T105">DVD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71"><text:span text:style-name="T106">S</text:span><text:span text:style-name="T107">tart up</text:span><text:span text:style-name="T100">/boot menu via </text:span><text:span text:style-name="Definition"><text:span text:style-name="T266">START</text:span></text:span><text:span text:style-name="Definition"><text:span text:style-name="T267">up</text:span></text:span><text:span text:style-name="Definition"><text:span text:style-name="T266">MEnU</text:span></text:span><text:span text:style-name="T100"> </text:span><text:span text:style-name="T108">and </text:span><text:span text:style-name="T107">settings/</text:span><text:span text:style-name="T104">setup</text:span><text:span text:style-name="T100"> via </text:span><text:span text:style-name="Definition"><text:span text:style-name="T14">SETTINGS</text:span></text:span><text:span text:style-name="T100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0">(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110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9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8" draw:name="Vorm13_1" draw:style-name="gr1" draw:text-style-name="P90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1">Start the installation by clicking </text:span></text:span><text:span text:style-name="Strong_20_Emphasis"><text:span text:style-name="T89">Activities</text:span></text:span><text:span text:style-name="Strong_20_Emphasis"><text:span text:style-name="T31"> and clicking </text:span></text:span><text:span text:style-name="Strong_20_Emphasis"><text:span text:style-name="T89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75">If asked, type password <text:span text:style-name="T270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7">Follow the instructions on the </text:span></text:span><text:span text:style-name="Strong_20_Emphasis"><text:span text:style-name="T148">installation</text:span></text:span><text:span text:style-name="Strong_20_Emphasis"><text:span text:style-name="T149">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9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5"><text:span text:style-name="Strong_20_Emphasis"><text:span text:style-name="T71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3" office:value-type="string">
            <text:p text:style-name="P74"><text:span text:style-name="Strong_20_Emphasis"><text:span text:style-name="T78">E</text:span></text:span><text:span text:style-name="Strong_20_Emphasis"><text:span text:style-name="T70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7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8">What is the na</text:span></text:span><text:span text:style-name="Strong_20_Emphasis"><text:span text:style-name="T97">me of </text:span></text:span><text:span text:style-name="Strong_20_Emphasis"><text:span text:style-name="T99">this</text:span></text:span><text:span text:style-name="Strong_20_Emphasis"><text:span text:style-name="T97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2"/></text:span></text:p>
      <text:list xml:id="list115210326886028" text:continue-numbering="true" text:style-name="L1">
        <text:list-item>
          <text:p text:style-name="P89"><text:bookmark-start text:name="__RefNumPara__12966_2272496019"/><text:span text:style-name="Strong_20_Emphasis"><text:span text:style-name="T96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09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9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8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0"><text:span text:style-name="T26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63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4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9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60">and click the </text:span></text:span><text:span text:style-name="Strong_20_Emphasis"><text:span text:style-name="T81">Terminal</text:span></text:span><text:span text:style-name="Strong_20_Emphasis"><text:span text:style-name="T60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33">sudo</text:span></text:span><text:span text:style-name="User_20_Entry"><text:span text:style-name="T134"> </text:span></text:span><text:span text:style-name="User_20_Entry"><text:span text:style-name="T13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34">wget karelzimmer.nl/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34">bash </text:span></text:span><text:span text:style-name="User_20_Entry"><text:span text:style-name="T136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4"><text:span text:style-name="Strong_20_Emphasis"><text:span text:style-name="T67">T</text:span></text:span><text:span text:style-name="Strong_20_Emphasis"><text:span text:style-name="T54">ype </text:span></text:span><text:span text:style-name="Strong_20_Emphasis"><text:span text:style-name="T85">menu</text:span></text:span><text:span text:style-name="Strong_20_Emphasis"><text:span text:style-name="T54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4">and click the </text:span></text:span><text:span text:style-name="Strong_20_Emphasis"><text:span text:style-name="T139">Install</text:span></text:span><text:span text:style-name="Strong_20_Emphasis"><text:span text:style-name="T140">ation</text:span></text:span><text:span text:style-name="Strong_20_Emphasis"><text:span text:style-name="T139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52">Se</text:span></text:span><text:span text:style-name="Strong_20_Emphasis"><text:span text:style-name="T62">lect</text:span></text:span><text:span text:style-name="Strong_20_Emphasis"><text:span text:style-name="T52"> </text:span></text:span><text:span text:style-name="Strong_20_Emphasis"><text:span text:style-name="T93">3</text:span></text:span><text:span text:style-name="Strong_20_Emphasis"><text:span text:style-name="T73"> </text:span></text:span><text:span text:style-name="Strong_20_Emphasis"><text:span text:style-name="T94">Finish installatio</text:span></text:span><text:span text:style-name="Strong_20_Emphasis"><text:span text:style-name="T95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36"><text:span text:style-name="Strong_20_Emphasis"><text:span text:style-name="T50"/></text:span></text:p>
      <text:list xml:id="list115211173018181"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248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9" draw:name="Vorm36_0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9"><draw:control text:anchor-type="as-char" draw:z-index="18" draw:name="Vorm36_ 1" draw:style-name="gr1" draw:text-style-name="P90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39"><text:span text:style-name="User_20_Entry"><text:span text:style-name="T145">Login any additional </text:span></text:span><text:span text:style-name="Definition"><text:span text:style-name="T243">USER</text:span></text:span><text:span text:style-name="User_20_Entry"><text:span text:style-name="T146">s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47">Follow the instructions on the </text:span></text:span><text:span text:style-name="Strong_20_Emphasis"><text:span text:style-name="T150">welcome screens</text:span></text:span><text:span text:style-name="Strong_20_Emphasis"><text:span text:style-name="T1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0" draw:name="Vorm36_2" draw:style-name="gr1" draw:text-style-name="P90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9"><draw:control text:anchor-type="as-char" draw:z-index="19" draw:name="Vorm36_ 2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5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3"><text:span text:style-name="Strong_20_Emphasis"><text:span text:style-name="T66">T</text:span></text:span><text:span text:style-name="Strong_20_Emphasis"><text:span text:style-name="T55">ype </text:span></text:span><text:span text:style-name="Strong_20_Emphasis"><text:span text:style-name="T86">menu</text:span></text:span><text:span text:style-name="Strong_20_Emphasis"><text:span text:style-name="T55"> </text:span></text:span><text:span text:style-name="Strong_20_Emphasis"><text:span text:style-name="T67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69">Super</text:span> key is the Windows key, Command key (Apple), or Magnifier key<text:span text:style-name="T184"> </text:span><text:span text:style-name="T185">(Chromebook)</text:span><text:span text:style-name="T184">.</text:span></text:p></text:note-body></text:note></text:span></text:span><text:span text:style-name="Strong_20_Emphasis"><text:span text:style-name="T152"> </text:span></text:span><text:span text:style-name="Strong_20_Emphasis"><text:span text:style-name="T153">if</text:span></text:span><text:span text:style-name="Strong_20_Emphasis"><text:span text:style-name="T151"> needed) </text:span></text:span><text:span text:style-name="Strong_20_Emphasis"><text:span text:style-name="T55">and click on the </text:span></text:span><text:span text:style-name="Strong_20_Emphasis"><text:span text:style-name="T141">Install</text:span></text:span><text:span text:style-name="Strong_20_Emphasis"><text:span text:style-name="T142">ation</text:span></text:span><text:span text:style-name="Strong_20_Emphasis"><text:span text:style-name="T141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3">Select</text:span></text:span><text:span text:style-name="Strong_20_Emphasis"><text:span text:style-name="T52"> </text:span></text:span><text:span text:style-name="Strong_20_Emphasis"><text:span text:style-name="T93">4 </text:span></text:span><text:span text:style-name="Strong_20_Emphasis"><text:span text:style-name="T82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4">click </text:span></text:span><text:span text:style-name="Strong_20_Emphasis"><text:span text:style-name="T87">Continue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14"/>
      <text:p text:style-name="P15"/>
      <text:p text:style-name="P68"><text:span text:style-name="T160">End of checklist,</text:span><text:span text:style-name="T157"> </text:span><text:span text:style-name="T157"><text:user-field-get text:name="Distro">Debian</text:user-field-get></text:span><text:span text:style-name="T155"><text:s/></text:span><text:span text:style-name="T155"><text:user-field-get text:name="Version">12</text:user-field-get></text:span><text:span text:style-name="Strong_20_Emphasis"><text:span text:style-name="T156"><text:s/></text:span></text:span><text:span text:style-name="Strong_20_Emphasis"><text:span text:style-name="T158">LTS </text:span></text:span><text:span text:style-name="Strong_20_Emphasis"><text:span text:style-name="T159"><text:user-field-get text:name="Edition">desktop</text:user-field-get></text:span></text:span><text:span text:style-name="Strong_20_Emphasis"><text:span text:style-name="T159"><text:s/></text:span></text:span><text:span text:style-name="Strong_20_Emphasis"><text:span text:style-name="T160">installation is complete.</text:span></text:span></text:p>
      <text:p text:style-name="P44"/>
      <text:p text:style-name="P53"><text:span text:style-name="Emphasis"><text:span text:style-name="T253">Written</text:span></text:span><text:span text:style-name="Emphasis"><text:span text:style-name="T251"> </text:span></text:span><text:span text:style-name="Emphasis"><text:span text:style-name="T253">by</text:span></text:span><text:span text:style-name="Emphasis"><text:span text:style-name="T2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2">Karel Zimmer</text:span></text:span></text:a><text:span text:style-name="Emphasis"><text:span text:style-name="T251">, </text:span></text:span><text:a xlink:type="simple" xlink:href="https://creativecommons.org/publicdomain/zero/1.0" text:style-name="Internet_20_link" text:visited-style-name="Visited_20_Internet_20_Link"><text:span text:style-name="Emphasis"><text:span text:style-name="T254">CC0 1.0 Universal</text:span></text:span></text:a><text:span text:style-name="Emphasis"><text:span text:style-name="T251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05T11:52:08.750368393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1:52:08.597055688</dc:date>
    <meta:keyword>Installatie</meta:keyword>
    <meta:keyword>Checklist</meta:keyword>
    <meta:keyword>Linux</meta:keyword>
    <meta:editing-cycles>6846</meta:editing-cycles>
    <meta:editing-duration>P12DT1H36M52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0" meta:character-count="4109" meta:non-whitespace-character-count="3483"/>
    <meta:user-defined meta:name="Info 1"/>
    <meta:user-defined meta:name="Info 2"/>
    <meta:user-defined meta:name="Info 3"/>
    <meta:user-defined meta:name="Info 4"/>
  </office:meta>
</office:document-meta>
</file>